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8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5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1.432cm" svg:x="1.016cm" svg:y="0.508cm">
          <draw:text-box>
            <text:p text:style-name="P1"><text:span text:style-name="T1">The need for hypothesis testing</text:span></text:p>
          </draw:text-box>
        </draw:frame>
        <draw:frame draw:style-name="gr2" draw:text-style-name="P4" draw:layer="layout" svg:width="25.908cm" svg:height="17.966cm" svg:x="1.016cm" svg:y="2.354cm">
          <draw:text-box>
            <text:p text:style-name="P3"><text:span text:style-name="T1">&gt; library(openintro)</text:span></text:p>
            <text:p text:style-name="P3"><text:span text:style-name="T1">&gt; library(tidyverse)</text:span></text:p>
            <text:p text:style-name="P3"><text:span text:style-name="T1">&gt; data(‘ncbirths’)</text:span></text:p>
            <text:p text:style-name="P3"><text:span text:style-name="T1"/></text:p>
            <text:p text:style-name="P3"><text:span text:style-name="T1"># take summary of weights grouped by if mother was # a smoker or not</text:span></text:p>
            <text:p text:style-name="P3"><text:span text:style-name="T1"/></text:p>
            <text:p text:style-name="P3"><text:span text:style-name="T1">&gt; ncbirths %&gt;% group_by(habit) %&gt;% summarise(avgweight = mean(weight, na.rm = T))</text:span></text:p>
            <text:p text:style-name="P3"><text:span text:style-name="T1"/></text:p>
            <text:p text:style-name="P3"><text:span text:style-name="T1"># take a random sample of 100 observations from the # set, and do the same</text:span></text:p>
            <text:p text:style-name="P3"><text:span text:style-name="T1">&gt; sampbirthss &lt;- sample_n(ncbirths, 100)</text:span></text:p>
            <text:p text:style-name="P3"><text:span text:style-name="T1">&gt; sampbirths %&gt;% group_by(habit) %&gt;% summarise(avgweight = mean(weight, na.rm = T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5.908cm" svg:height="1.432cm" svg:x="1.016cm" svg:y="0.508cm">
          <draw:text-box>
            <text:p text:style-name="P1"><text:span text:style-name="T1">The need for hypothesis testing</text:span></text:p>
          </draw:text-box>
        </draw:frame>
        <draw:frame draw:style-name="gr4" draw:text-style-name="P4" draw:layer="layout" svg:width="25.908cm" svg:height="9.699cm" svg:x="1.016cm" svg:y="3.14cm">
          <draw:text-box>
            <text:p text:style-name="P3"><text:span text:style-name="T1"># Take 10 such samples, and repeat</text:span></text:p>
            <text:p text:style-name="P3"><text:span text:style-name="T1"/></text:p>
            <text:p text:style-name="P3"><text:span text:style-name="T1">&gt; for (i in 1:10) {</text:span></text:p>
            <text:p text:style-name="P3"><text:span text:style-name="T1">+ sampmoms &lt;- sample_n(ncbirths, 100)</text:span></text:p>
            <text:p text:style-name="P3"><text:span text:style-name="T1">+ sampmoms %&gt;% group_by(habit) %&gt;% summarise(avgweight = mean(weight, na.rm = T)) %&gt;% print()</text:span></text:p>
            <text:p text:style-name="P3"><text:span text:style-name="T1">+ 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5.908cm" svg:height="1.432cm" svg:x="1.016cm" svg:y="0.508cm">
          <draw:text-box>
            <text:p text:style-name="P1"><text:span text:style-name="T1">THE CLT</text:span></text:p>
          </draw:text-box>
        </draw:frame>
        <draw:frame draw:style-name="gr4" draw:text-style-name="P4" draw:layer="layout" svg:width="25.908cm" svg:height="9.699cm" svg:x="1.016cm" svg:y="3.14cm">
          <draw:text-box>
            <text:p text:style-name="P3"><text:span text:style-name="T1">For our purpose, the CLT states that the distribution of averages of iid variables (properly normalized) becomes that of a standard normal, as the sample size increas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5.908cm" svg:height="1.432cm" svg:x="1.016cm" svg:y="0.508cm">
          <draw:text-box>
            <text:p text:style-name="P1"><text:span text:style-name="T1">Moving forward...</text:span></text:p>
          </draw:text-box>
        </draw:frame>
        <draw:frame draw:style-name="gr5" draw:text-style-name="P4" draw:layer="layout" svg:width="25.908cm" svg:height="14.423cm" svg:x="1.016cm" svg:y="3.14cm">
          <draw:text-box>
            <text:p text:style-name="P3"><text:span text:style-name="T1">&gt; library(statsr)</text:span></text:p>
            <text:p text:style-name="P3"><text:span text:style-name="T1">&gt; data(‘yrbss’)</text:span></text:p>
            <text:p text:style-name="P3"><text:span text:style-name="T1">&gt; pop_param &lt;- mean(yrbss$physically_active_7d)</text:span></text:p>
            <text:p text:style-name="P3"><text:span text:style-name="T1">&gt; sampmeans &lt;- yrbss %&gt;% rep_sample_n(size = 100, reps = 15000, replace = T) %&gt;% summarise(avgactivity = mean(physically_active_7d))</text:span></text:p>
            <text:p text:style-name="P3"><text:span text:style-name="T1"/></text:p>
            <text:p text:style-name="P3"><text:span text:style-name="T1">&gt; mean(sampmeans$avgactivity)</text:span></text:p>
            <text:p text:style-name="P3"><text:span text:style-name="T1">&gt; ggplot(data = sampmeans, aes(x = avgactivity)) + geom_histogram(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5.908cm" svg:height="1.432cm" svg:x="1.016cm" svg:y="0.508cm">
          <draw:text-box>
            <text:p text:style-name="P1"><text:span text:style-name="T1">Simulation for SE</text:span></text:p>
          </draw:text-box>
        </draw:frame>
        <draw:frame draw:style-name="gr6" draw:text-style-name="P4" draw:layer="layout" svg:width="25.908cm" svg:height="7.337cm" svg:x="1.016cm" svg:y="3.14cm">
          <draw:text-box>
            <text:p text:style-name="P3"><text:span text:style-name="T1">&gt; nosim &lt;- 1000</text:span></text:p>
            <text:p text:style-name="P3"><text:span text:style-name="T1">&gt; n &lt;- 50</text:span></text:p>
            <text:p text:style-name="P3"><text:span text:style-name="T1">&gt; sd(rowMeans(matrix(rnorm(nosim*n), nrow = nosim)))</text:span></text:p>
            <text:p text:style-name="P3"><text:span text:style-name="T1">&gt; 1/sqrt(50)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22:20:40.613780971</meta:creation-date>
    <dc:date>2018-05-14T15:42:13.466203444</dc:date>
    <meta:editing-duration>PT6M49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